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/29/2016</text:p>
      <text:p text:style-name="Standard">Christopher Edgemon</text:p>
      <text:p text:style-name="Standard"/>
      <text:p text:style-name="Standard">Writing about Venturi.</text:p>
      <text:p text:style-name="Standard"/>
      <text:p text:style-name="Standard">Venturi is amazing.</text:p>
      <text:p text:style-name="Standard"/>
      <text:p text:style-name="Standard">But I need my notes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Edgemon</meta:initial-creator>
    <meta:creation-date>2016-02-29T15:41:16.43</meta:creation-date>
    <dc:date>2016-03-02T12:45:44.46</dc:date>
    <dc:creator>Christopher Edgemon</dc:creator>
    <meta:editing-duration>P1DT21H4M30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5" meta:word-count="14" meta:character-count="89"/>
  </office:meta>
</office:document-meta>
</file>